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103214" officeooo:paragraph-rsid="00103214" style:font-size-asian="15pt" style:font-size-complex="15pt"/>
    </style:style>
    <style:style style:name="P4" style:family="paragraph" style:parent-style-name="Standard">
      <style:text-properties officeooo:rsid="000551b1" officeooo:paragraph-rsid="000551b1"/>
    </style:style>
    <style:style style:name="P5" style:family="paragraph" style:parent-style-name="Standard">
      <style:text-properties officeooo:rsid="0007b961" officeooo:paragraph-rsid="0007b961"/>
    </style:style>
    <style:style style:name="P6" style:family="paragraph" style:parent-style-name="Standard">
      <style:text-properties officeooo:rsid="00081bc5" officeooo:paragraph-rsid="00081bc5"/>
    </style:style>
    <style:style style:name="P7" style:family="paragraph" style:parent-style-name="Standard">
      <style:text-properties officeooo:rsid="000f6b35" officeooo:paragraph-rsid="000f6b35"/>
    </style:style>
    <style:style style:name="P8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name-asian="Times New Roman" style:font-size-asian="10pt" style:language-asian="en" style:country-asian="US" style:font-name-complex="Courier New" style:font-size-complex="10pt" style:language-complex="ar" style:country-complex="SA" fo:hyphenate="tru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fo:font-size="15pt" style:font-size-asian="15pt" style:font-size-complex="15pt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officeooo:rsid="000b4415" officeooo:paragraph-rsid="000b4415"/>
    </style:style>
    <style:style style:name="P14" style:family="paragraph" style:parent-style-name="Standard" style:list-style-name="L4">
      <style:text-properties officeooo:rsid="00081bc5" officeooo:paragraph-rsid="00081bc5"/>
    </style:style>
    <style:style style:name="P15" style:family="paragraph" style:parent-style-name="Standard" style:list-style-name="L4">
      <style:text-properties officeooo:rsid="000e7aa6" officeooo:paragraph-rsid="000e7aa6"/>
    </style:style>
    <style:style style:name="T1" style:family="text">
      <style:text-properties officeooo:rsid="00062ca4"/>
    </style:style>
    <style:style style:name="T2" style:family="text">
      <style:text-properties officeooo:rsid="0009e6eb"/>
    </style:style>
    <style:style style:name="T3" style:family="text">
      <style:text-properties officeooo:rsid="000b4415"/>
    </style:style>
    <style:style style:name="T4" style:family="text">
      <style:text-properties officeooo:rsid="000d2a7d"/>
    </style:style>
    <style:style style:name="T5" style:family="text">
      <style:text-properties officeooo:rsid="00102068"/>
    </style:style>
    <style:style style:name="T6" style:family="text">
      <style:text-properties officeooo:rsid="0011aebd"/>
    </style:style>
    <style:style style:name="T7" style:family="text">
      <style:text-properties officeooo:rsid="00152141"/>
    </style:style>
    <text:list-style style:name="L1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 text:start-value="400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ttp://rvm.io/rvm/install</text:p>
      <text:p text:style-name="P1">The Process of Installing Rvm , Ruby , Rails and Sqlite</text:p>
      <text:p text:style-name="P1"/>
      <text:p text:style-name="P3"><text:span text:style-name="T6">(</text:span>http://railsapps.github.io/installrubyonrails-ubuntu.html<text:span text:style-name="T6">)--sank</text:span></text:p>
      <text:p text:style-name="P2"/>
      <text:p text:style-name="P2">1)sudo apt-get update</text:p>
      <text:p text:style-name="P2"/>
      <text:list xml:id="list6653515463281594846" text:style-name="L1">
        <text:list-item>
          <text:p text:style-name="P10">sudo apt-get install build-essential git-core curl nodejs</text:p>
        </text:list-item>
      </text:list>
      <text:p text:style-name="P2"/>
      <text:p text:style-name="P2">Now Intall RVM</text:p>
      <text:p text:style-name="P2"/>
      <text:p text:style-name="P2">3)</text:p>
      <text:p text:style-name="P8">gpg --keyserver hkp://keys.gnupg.net --recv-keys D39DC0E3</text:p>
      <text:p text:style-name="P2"/>
      <text:p text:style-name="Standard">bash -s stable &lt; &lt;(curl -s <text:a xlink:type="simple" xlink:href="https://raw.github.com/wayneeseguin/rvm/master/binscripts/rvm-installer" office:target-frame-name="_top" xlink:show="replace" text:style-name="Internet_20_link" text:visited-style-name="Visited_20_Internet_20_Link">https://raw.github.com/wayneeseguin/rvm/master/binscripts/rvm-installer</text:a>)</text:p>
      <text:p text:style-name="P4">OR</text:p>
      <text:p text:style-name="P4">curl -sSL https://get.rvm.io | bash -s stable</text:p>
      <text:list xml:id="list3095094805612610553" text:style-name="L2">
        <text:list-item>
          <text:p text:style-name="P11">[[ -s "/home/andre/.rvm/scripts/rvm" ]] &amp;&amp; source "/home/andre/.rvm/scripts/rvm"</text:p>
        </text:list-item>
      </text:list>
      <text:p text:style-name="Standard"/>
      <text:p text:style-name="Standard">5)PATH=$PATH:$HOME/.rvm/bin</text:p>
      <text:p text:style-name="Standard"/>
      <text:p text:style-name="Standard">6)rvm requirements</text:p>
      <text:p text:style-name="Standard"><text:tab/><text:span text:style-name="T1">rvm -v (for version)</text:span></text:p>
      <text:p text:style-name="Standard">7)rvm install <text:span text:style-name="T1">2.2.0</text:span> –default</text:p>
      <text:p text:style-name="Standard"/>
      <text:p text:style-name="Standard">Create Project</text:p>
      <text:p text:style-name="Standard"/>
      <text:p text:style-name="Standard">8)mkdir sites</text:p>
      <text:p text:style-name="Standard"/>
      <text:list xml:id="list1894349347269746519" text:style-name="L3">
        <text:list-item>
          <text:p text:style-name="P12">cd sites</text:p>
        </text:list-item>
        <text:list-item>
          <text:p text:style-name="P12">rvm gemset create blog(blog is project name)</text:p>
        </text:list-item>
        <text:list-item>
          <text:p text:style-name="P12">rvm use <text:a xlink:type="simple" xlink:href="mailto:ruby-1.9.3-p374@blog" office:target-frame-name="_top" xlink:show="replace" text:style-name="Internet_20_link" text:visited-style-name="Visited_20_Internet_20_Link">ruby-1.9.3-p374@blog</text:a></text:p>
        </text:list-item>
        <text:list-item>
          <text:p text:style-name="P12">rvm current</text:p>
        </text:list-item>
        <text:list-item>
          <text:p text:style-name="P12">gem install rails –no-ri –no-rdoc</text:p>
        </text:list-item>
        <text:list-item>
          <text:p text:style-name="P12">rails new blog</text:p>
        </text:list-item>
        <text:list-item>
          <text:p text:style-name="P12">cd blog</text:p>
        </text:list-item>
        <text:list-item>
          <text:p text:style-name="P12">echo "rvm use 1.9.3-p374@blogs" &gt; .rvmrc</text:p>
        </text:list-item>
        <text:list-item>
          <text:p text:style-name="P12">cat .rvmrc</text:p>
        </text:list-item>
        <text:list-item>
          <text:p text:style-name="P13">cd . ----<text:span text:style-name="T4">&gt;(Y)</text:span></text:p>
        </text:list-item>
        <text:list-item>
          <text:p text:style-name="P12">rake -T</text:p>
        </text:list-item>
        <text:list-item>
          <text:p text:style-name="P12">rake <text:a xlink:type="simple" xlink:href="db:create:all" office:target-frame-name="_top" xlink:show="replace" text:style-name="Internet_20_link" text:visited-style-name="Visited_20_Internet_20_Link">db:create:all</text:a></text:p>
        </text:list-item>
        <text:list-item>
          <text:p text:style-name="P12">ls db/</text:p>
        </text:list-item>
        <text:list-item>
          <text:p text:style-name="P12">rails 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editer rubymine</text:p>
      <text:p text:style-name="P5"/>
      <text:p text:style-name="P5"/>
      <text:p text:style-name="P5"/>
      <text:p text:style-name="P5"/>
      <text:p text:style-name="P7">for install gem globaly</text:p>
      <text:p text:style-name="P6"/>
      <text:list xml:id="list8086468389435078004" text:style-name="L4">
        <text:list-item>
          <text:p text:style-name="P14"><text:span text:style-name="T2">cd </text:span>sites--<text:span text:style-name="T2">&gt;</text:span> <text:s/>rvm use ruby <text:span text:style-name="T3">(</text:span>version<text:span text:style-name="T3">) <text:s text:c="2"/></text:span></text:p>
        </text:list-item>
        <text:list-item>
          <text:p text:style-name="P14">gem install rails ... </text:p>
        </text:list-item>
        <text:list-item>
          <text:p text:style-name="P14">step no 15 10 <text:span text:style-name="T5">11 </text:span>16 17 18</text:p>
        </text:list-item>
        <text:list-item>
          <text:p text:style-name="P15">bundle install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-----<text:span text:style-name="T7">gem install bundl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 LibreOffice_project/40m0$Build-2</meta:generator>
    <meta:initial-creator>jigarjigar </meta:initial-creator>
    <meta:creation-date>2013-02-08T17:10:00Z</meta:creation-date>
    <dc:date>2015-09-21T12:35:00.177572453</dc:date>
    <meta:editing-cycles>19</meta:editing-cycles>
    <meta:editing-duration>PT1H8M17S</meta:editing-duration>
    <meta:document-statistic meta:table-count="0" meta:image-count="0" meta:object-count="0" meta:page-count="2" meta:paragraph-count="39" meta:word-count="167" meta:character-count="1104" meta:non-whitespace-character-count="996"/>
    <meta:template xlink:type="simple" xlink:actuate="onRequest" xlink:title="" xlink:href="Normal"/>
  </office:meta>
</office:document-meta>
</file>